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 style:list-style-name="L30"/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>
      <style:paragraph-properties fo:margin-top="0cm" fo:margin-bottom="0cm" loext:contextual-spacing="false"/>
      <style:text-properties fo:language="ru" fo:country="RU"/>
    </style:style>
    <style:style style:name="P5" style:family="paragraph" style:parent-style-name="Text_20_body" style:list-style-name="L30">
      <style:paragraph-properties fo:margin-top="0cm" fo:margin-bottom="0cm" loext:contextual-spacing="false"/>
    </style:style>
    <style:style style:name="P6" style:family="paragraph" style:parent-style-name="Heading_20_4">
      <style:text-properties fo:language="ru" fo:country="RU"/>
    </style:style>
    <style:style style:name="P7" style:family="paragraph" style:parent-style-name="Heading_20_5">
      <style:text-properties fo:language="ru" fo:country="RU"/>
    </style:style>
    <style:style style:name="P8" style:family="paragraph" style:parent-style-name="Heading_20_2">
      <style:text-properties fo:language="ru" fo:country="RU"/>
    </style:style>
    <style:style style:name="P9" style:family="paragraph" style:parent-style-name="Heading_20_3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/>
    </style:style>
    <style:style style:name="T3" style:family="text">
      <style:text-properties fo:font-weight="bold"/>
    </style:style>
    <style:style style:name="T4" style:family="text">
      <style:text-properties fo:language="en" fo:country="US"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Создание удаленного репозитория на GitHub и помещение конфигурации в него</text:h>
      <text:section text:style-name="Sect1" text:name="i263">
        <text:p text:style-name="Text_20_body"><text:span text:style-name="T1">Этот пример демонстрирует создание бесплатного публичного репозитория на сайте </text:span><text:a xlink:type="simple" xlink:href="http://github.com/" office:target-frame-name="_blank" xlink:show="new" text:style-name="Internet_20_link" text:visited-style-name="Visited_20_Internet_20_Link">github.com</text:a><text:span text:style-name="T1">.</text:span></text:p>
        <text:h text:style-name="P7" text:outline-level="5">Примечание</text:h>
        <text:p text:style-name="P4">При необходимости вы можете аналогичным образом использовать приватные платные репозитории на этом же сайте, или воспользоваться другими сервисами для создания удаленных репозиториев, например <text:span text:style-name="T3">Sourceforge</text:span>, <text:span text:style-name="T3">Google Cloud Source Repositories</text:span>, и другими.</text:p>
        <text:p text:style-name="P1">Пример состоит из нескольких частей:</text:p>
        <text:list xml:id="list8702966120965648711" text:style-name="L30">
          <text:list-item>
            <text:p text:style-name="P5"><text:a xlink:type="simple" xlink:href="https://its.1c.ru/db/content/edtdoc/src/t000021.html?_=1542292896#t000021" text:style-name="Internet_20_link" text:visited-style-name="Visited_20_Internet_20_Link">Регистрация на сайте GitHub</text:a><text:span text:style-name="T1">.</text:span></text:p>
          </text:list-item>
          <text:list-item>
            <text:p text:style-name="P5"><text:a xlink:type="simple" xlink:href="https://its.1c.ru/db/content/edtdoc/src/i263.html?_=1542292896#i263__созданиеудаленногорепозитория" text:style-name="Internet_20_link" text:visited-style-name="Visited_20_Internet_20_Link">Создание удаленного репозитория</text:a><text:span text:style-name="T1">.</text:span></text:p>
          </text:list-item>
          <text:list-item>
            <text:p text:style-name="P5"><text:a xlink:type="simple" xlink:href="https://its.1c.ru/db/content/edtdoc/src/i263.html?_=1542292896#i263__клонированиеудаленногорепозитория" text:style-name="Internet_20_link" text:visited-style-name="Visited_20_Internet_20_Link">Клонирование удаленного репозитория</text:a><text:span text:style-name="T1">.</text:span></text:p>
          </text:list-item>
          <text:list-item>
            <text:p text:style-name="P5"><text:a xlink:type="simple" xlink:href="https://its.1c.ru/db/content/edtdoc/src/i263.html?_=1542292896#i263__подключениепроектаклокальномурепозиторию" text:style-name="Internet_20_link" text:visited-style-name="Visited_20_Internet_20_Link">Подключение проекта к локальному репозиторию</text:a><text:span text:style-name="T1">.</text:span></text:p>
          </text:list-item>
          <text:list-item>
            <text:p text:style-name="P5"><text:a xlink:type="simple" xlink:href="https://its.1c.ru/db/content/edtdoc/src/i263.html?_=1542292896#i263__коммитконфигурации" text:style-name="Internet_20_link" text:visited-style-name="Visited_20_Internet_20_Link">Коммит конфигурации</text:a><text:span text:style-name="T1">.</text:span></text:p>
          </text:list-item>
          <text:list-item>
            <text:p text:style-name="P2"><text:a xlink:type="simple" xlink:href="https://its.1c.ru/db/content/edtdoc/src/i263.html?_=1542292896#i263__отправкаветкивудаленныйрепозиторий" text:style-name="Internet_20_link" text:visited-style-name="Visited_20_Internet_20_Link">Отправка ветки в удаленный репозиторий</text:a><text:span text:style-name="T1">.</text:span></text:p>
          </text:list-item>
        </text:list>
        <text:p text:style-name="P3"> </text:p>
        <text:p text:style-name="Text_20_body"> </text:p>
        <text:h text:style-name="P9" text:outline-level="3">Сопутствующая информация</text:h>
        <text:h text:style-name="P6" text:outline-level="4">Знакомство на примерах</text:h>
        <text:p text:style-name="Text_20_body">‣ <text:a xlink:type="simple" xlink:href="https://its.1c.ru/db/content/edtdoc/src/t000010.html?_=1542292896#t000010" text:style-name="Internet_20_link" text:visited-style-name="Visited_20_Internet_20_Link"><text:span text:style-name="T1">Создание информационной базы из шаблона</text:span></text:a></text:p>
        <text:p text:style-name="Text_20_body">‣ <text:a xlink:type="simple" xlink:href="https://its.1c.ru/db/content/edtdoc/src/t000011.html?_=1542292896#t000011" text:style-name="Internet_20_link" text:visited-style-name="Visited_20_Internet_20_Link"><text:span text:style-name="T1">Настройка </text:span></text:a><text:a xlink:type="simple" xlink:href="https://its.1c.ru/db/content/edtdoc/src/t000011.html?_=1542292896#t000011" text:style-name="Internet_20_link" text:visited-style-name="Visited_20_Internet_20_Link"><text:span text:style-name="T4">EDT</text:span></text:a><text:a xlink:type="simple" xlink:href="https://its.1c.ru/db/content/edtdoc/src/t000011.html?_=1542292896#t000011" text:style-name="Internet_20_link" text:visited-style-name="Visited_20_Internet_20_Link"><text:span text:style-name="T1"> для импорта больших конфигураций</text:span></text:a></text:p>
        <text:p text:style-name="Text_20_body">‣ <text:a xlink:type="simple" xlink:href="https://its.1c.ru/db/content/edtdoc/src/i178.html?_=1542292896#i178" text:style-name="Internet_20_link" text:visited-style-name="Visited_20_Internet_20_Link"><text:span text:style-name="T1">Перевод разработки в </text:span></text:a><text:a xlink:type="simple" xlink:href="https://its.1c.ru/db/content/edtdoc/src/i178.html?_=1542292896#i178" text:style-name="Internet_20_link" text:visited-style-name="Visited_20_Internet_20_Link"><text:span text:style-name="T4">EDT</text:span></text:a></text:p>
        <text:p text:style-name="Text_20_body">‣ <text:a xlink:type="simple" xlink:href="https://its.1c.ru/db/content/edtdoc/src/t000012.html?_=1542292896#t000012" text:style-name="Internet_20_link" text:visited-style-name="Visited_20_Internet_20_Link"><text:span text:style-name="T1">Редактирование конфигурации</text:span></text:a></text:p>
        <text:p text:style-name="Text_20_body">‣ <text:a xlink:type="simple" xlink:href="https://its.1c.ru/db/content/edtdoc/src/i267.html?_=1542292896#i267" text:style-name="Internet_20_link" text:visited-style-name="Visited_20_Internet_20_Link"><text:span text:style-name="T1">Получение конфигурации из удаленного репозитория и ее отладка</text:span></text:a></text:p>
        <text:h text:style-name="P6" text:outline-level="4">Концепции</text:h>
        <text:p text:style-name="Text_20_body">‣ <text:a xlink:type="simple" xlink:href="https://its.1c.ru/db/content/edtdoc/src/i035.html?_=1542292896#d0e1413" text:style-name="Internet_20_link" text:visited-style-name="Visited_20_Internet_20_Link"><text:span text:style-name="T1">Перспективы</text:span></text:a></text:p>
        <text:p text:style-name="Text_20_body">‣ <text:a xlink:type="simple" xlink:href="https://its.1c.ru/db/content/edtdoc/src/i081.html?_=1542292896#d0e1986" text:style-name="Internet_20_link" text:visited-style-name="Visited_20_Internet_20_Link"><text:span text:style-name="T1">Панели</text:span></text:a></text:p>
        <text:p text:style-name="Text_20_body">‣ <text:a xlink:type="simple" xlink:href="https://its.1c.ru/db/content/edtdoc/src/i012.html?_=1542292896#d0e1089" text:style-name="Internet_20_link" text:visited-style-name="Visited_20_Internet_20_Link"><text:span text:style-name="T1">Интеграция со сторонними системами контроля версий</text:span></text:a></text:p>
        <text:p text:style-name="Text_20_body">‣ <text:a xlink:type="simple" xlink:href="https://its.1c.ru/db/content/edtdoc/src/i018.html?_=1542292896#i018" text:style-name="Internet_20_link" text:visited-style-name="Visited_20_Internet_20_Link"><text:span text:style-name="T1">Экспорт и импорт конфигураций</text:span></text:a></text:p>
        <text:h text:style-name="P6" text:outline-level="4">Сценарии работы</text:h>
        <text:p text:style-name="Text_20_body">‣ <text:a xlink:type="simple" xlink:href="https://its.1c.ru/db/content/edtdoc/src/i268.html?_=1542292896#i268" text:style-name="Internet_20_link" text:visited-style-name="Visited_20_Internet_20_Link"><text:span text:style-name="T1">Групповая разработка</text:span></text:a></text:p>
        <text:h text:style-name="P6" text:outline-level="4">Справочник</text:h>
        <text:p text:style-name="Text_20_body">‣ <text:a xlink:type="simple" xlink:href="https://its.1c.ru/db/content/edtdoc/src/i196.html?_=1542292896#i196" text:style-name="Internet_20_link" text:visited-style-name="Visited_20_Internet_20_Link"><text:span text:style-name="T1">Панель перспектив</text:span></text:a></text:p>
        <text:p text:style-name="Text_20_body">‣ <text:a xlink:type="simple" xlink:href="https://its.1c.ru/db/content/edtdoc/src/i168.html?_=1542292896#d0e1529" text:style-name="Internet_20_link" text:visited-style-name="Visited_20_Internet_20_Link"><text:span text:style-name="T1">Перспектива </text:span></text:a><text:a xlink:type="simple" xlink:href="https://its.1c.ru/db/content/edtdoc/src/i168.html?_=1542292896#d0e1529" text:style-name="Internet_20_link" text:visited-style-name="Visited_20_Internet_20_Link"><text:span text:style-name="T2">Git</text:span></text:a></text:p>
        <text:p text:style-name="Text_20_body">‣ <text:a xlink:type="simple" xlink:href="https://its.1c.ru/db/content/edtdoc/src/i003.html?_=1542292896#d0e3069" text:style-name="Internet_20_link" text:visited-style-name="Visited_20_Internet_20_Link"><text:span text:style-name="T1">Перспектива </text:span></text:a><text:a xlink:type="simple" xlink:href="https://its.1c.ru/db/content/edtdoc/src/i003.html?_=1542292896#d0e3069" text:style-name="Internet_20_link" text:visited-style-name="Visited_20_Internet_20_Link"><text:span text:style-name="T2">1С:Enterprise</text:span></text:a></text:p>
        <text:p text:style-name="Text_20_body">‣ <text:a xlink:type="simple" xlink:href="https://its.1c.ru/db/content/edtdoc/src/i169.html?_=1542292896#d0e3202" text:style-name="Internet_20_link" text:visited-style-name="Visited_20_Internet_20_Link"><text:span text:style-name="T1">Панель </text:span></text:a><text:a xlink:type="simple" xlink:href="https://its.1c.ru/db/content/edtdoc/src/i169.html?_=1542292896#d0e3202" text:style-name="Internet_20_link" text:visited-style-name="Visited_20_Internet_20_Link"><text:span text:style-name="T2">Хранилища Git</text:span></text:a></text:p>
        <text:p text:style-name="Text_20_body">‣ <text:a xlink:type="simple" xlink:href="https://its.1c.ru/db/content/edtdoc/src/i288.html?_=1542292896#i288" text:style-name="Internet_20_link" text:visited-style-name="Visited_20_Internet_20_Link"><text:span text:style-name="T1">Мастер клонирования репозитория (Git Clone Wizard)</text:span></text:a></text:p>
      </text:section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09:30:59.989313429</dc:date>
    <meta:editing-duration>PT2H12M35S</meta:editing-duration>
    <meta:editing-cycles>99</meta:editing-cycles>
    <meta:generator>LibreOffice/5.1.6.2$Linux_X86_64 LibreOffice_project/10m0$Build-2</meta:generator>
    <meta:document-statistic meta:table-count="0" meta:image-count="0" meta:object-count="0" meta:page-count="2" meta:paragraph-count="33" meta:word-count="162" meta:character-count="1217" meta:non-whitespace-character-count="1090"/>
  </office:meta>
</office:document-meta>
</file>